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Footer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 officeooo:rsid="001bb52a" officeooo:paragraph-rsid="001bb52a"/>
    </style:style>
    <style:style style:name="T1" style:family="text">
      <style:text-properties officeooo:rsid="001b1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 dieser eher praktisch ausgerichteten Lehrveranstaltung ging es darum, wie wir in unser Portfolio für unseren Lehrgang gestalten und wie wir anspprechende Reflexionen verfass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text-properties style:font-name="Arial"/>
    </style:style>
    <style:style style:name="MT1" style:family="text">
      <style:text-properties officeooo:rsid="001b1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LV_Name">Schreibwerkstatt 1</text:user-defined><text:tab/><text:user-defined style:data-style-name="N0" text:name="LV_Nummer">113</text:user-defined><text:tab/><text:span text:style-name="MT1">Ref.: </text:span><text:user-defined style:data-style-name="N0" text:name="Referent">Petra Klug</text:user-defined></text:p>
      </style:header>
      <style:footer>
        <text:p text:style-name="MP2"><text:tab/><text:user-defined style:data-style-name="N0" text:name="Author">Matthias Steindl</text:user-defined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20:43:02.174000000</meta:creation-date>
    <meta:editing-cycles>2</meta:editing-cycles>
    <meta:editing-duration>PT3M36S</meta:editing-duration>
    <dc:title>FZP_Reflexion</dc:title>
    <meta:generator>LibreOffice/4.3.6.2$Windows_x86 LibreOffice_project/d50a87b2e514536ed401c18000dad4660b6a169e</meta:generator>
    <dc:date>2016-02-08T20:46:38.055000000</dc:date>
    <meta:document-statistic meta:table-count="0" meta:image-count="0" meta:object-count="0" meta:page-count="1" meta:paragraph-count="3" meta:word-count="31" meta:character-count="229" meta:non-whitespace-character-count="200"/>
    <meta:user-defined meta:name="Author">Matthias Steindl</meta:user-defined>
    <meta:user-defined meta:name="LV_Name">Schreibwerkstatt 1</meta:user-defined>
    <meta:user-defined meta:name="LV_Nummer">113</meta:user-defined>
    <meta:user-defined meta:name="Referent">Petra Klug</meta:user-defined>
    <meta:template xlink:type="simple" xlink:actuate="onRequest" xlink:title="FZP_Reflexion" xlink:href="file:///C:/Users/LieroLarryfier/AppData/Roaming/LibreOffice/4/user/template/FZP_Reflexion.ott" meta:date="2016-02-08T20:43:01.954000000"/>
  </office:meta>
</office:document-meta>
</file>